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5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Normal_20_2" style:data-style-name="N3">
      <style:table-cell-properties fo:padding="0.071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 style:data-style-name="N133"/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1" table:number-columns-repeated="2" table:default-cell-style-name="ce6"/>
        <table:table-column table:style-name="co1" table:number-columns-repeated="4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ahr 2018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Blacks</text:p>
          </table:table-cell>
          <table:table-cell table:style-name="Default" office:value-type="string" calcext:value-type="string">
            <text:p>Whites</text:p>
          </table:table-cell>
          <table:table-cell table:style-name="Default" office:value-type="string" calcext:value-type="string">
            <text:p>Rate Blacks</text:p>
          </table:table-cell>
          <table:table-cell table:style-name="Default" office:value-type="string" calcext:value-type="string">
            <text:p>Rate Whites</text:p>
          </table:table-cell>
          <table:table-cell table:style-name="Default"/>
          <table:table-cell table:style-name="Default" office:value-type="string" calcext:value-type="string">
            <text:p>White – Black</text:p>
          </table:table-cell>
          <table:table-cell office:value-type="string" calcext:value-type="string">
            <text:p>„Bevorzugte Rasse“</text:p>
          </table:table-cell>
          <table:table-cell/>
          <table:table-cell office:value-type="string" calcext:value-type="string">
            <text:p>Weiße bevorzugt</text:p>
          </table:table-cell>
          <table:table-cell office:value-type="string" calcext:value-type="string">
            <text:p>Schwarze bevorzugt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Shot by Police</text:p>
          </table:table-cell>
          <table:table-cell table:style-name="Default" office:value-type="float" office:value="229" calcext:value-type="float">
            <text:p>229</text:p>
          </table:table-cell>
          <table:table-cell table:style-name="Default" office:value-type="float" office:value="451" calcext:value-type="float">
            <text:p>451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Crime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TOTAL</text:p>
          </table:table-cell>
          <table:table-cell table:style-name="ce5" office:value-type="float" office:value="2115381" calcext:value-type="float">
            <text:p>2.115.381</text:p>
          </table:table-cell>
          <table:table-cell table:style-name="ce5" office:value-type="float" office:value="5319654" calcext:value-type="float">
            <text:p>5.319.654</text:p>
          </table:table-cell>
          <table:table-cell table:formula="of:=([.$E$7]/[.E10])*100" office:value-type="float" office:value="0.0108254730471721" calcext:value-type="float">
            <text:p>0,011</text:p>
          </table:table-cell>
          <table:table-cell table:formula="of:=([.$F$7]/[.F10])*100" office:value-type="float" office:value="0.008477994997419" calcext:value-type="float">
            <text:p>0,008</text:p>
          </table:table-cell>
          <table:table-cell/>
          <table:table-cell table:formula="of:=[.H10]-[.G10]" office:value-type="float" office:value="-0.00234747804975311" calcext:value-type="float">
            <text:p>-0,002</text:p>
          </table:table-cell>
          <table:table-cell table:formula="of:=IF([.J10]&gt;0;&quot;black&quot;;&quot;white&quot;)" office:value-type="string" office:string-value="white" calcext:value-type="string">
            <text:p>white</text:p>
          </table:table-cell>
          <table:table-cell/>
          <table:table-cell table:formula="of:=IF([.K10]=&quot;white&quot;;1;0)" office:value-type="float" office:value="1" calcext:value-type="float">
            <text:p>1</text:p>
          </table:table-cell>
          <table:table-cell table:formula="of:=IF([.K10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Murder and nonnegligent manslaughter</text:p>
          </table:table-cell>
          <table:table-cell office:value-type="float" office:value="4778" calcext:value-type="float">
            <text:p>4.778</text:p>
          </table:table-cell>
          <table:table-cell office:value-type="float" office:value="3953" calcext:value-type="float">
            <text:p>3.953</text:p>
          </table:table-cell>
          <table:table-cell table:formula="of:=([.$E$7]/[.E11])*100" office:value-type="float" office:value="4.79280033486815" calcext:value-type="float">
            <text:p>4,793</text:p>
          </table:table-cell>
          <table:table-cell table:formula="of:=([.$F$7]/[.F11])*100" office:value-type="float" office:value="11.409056412851" calcext:value-type="float">
            <text:p>11,409</text:p>
          </table:table-cell>
          <table:table-cell/>
          <table:table-cell table:formula="of:=[.H11]-[.G11]" office:value-type="float" office:value="6.61625607798285" calcext:value-type="float">
            <text:p>6,616</text:p>
          </table:table-cell>
          <table:table-cell table:formula="of:=IF([.J11]&gt;0;&quot;black&quot;;&quot;white&quot;)" office:value-type="string" office:string-value="black" calcext:value-type="string">
            <text:p>black</text:p>
          </table:table-cell>
          <table:table-cell/>
          <table:table-cell table:formula="of:=IF([.K11]=&quot;white&quot;;1;0)" office:value-type="float" office:value="0" calcext:value-type="float">
            <text:p>0</text:p>
          </table:table-cell>
          <table:table-cell table:formula="of:=IF([.K11]=&quot;black&quot;;1;0)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3" office:value-type="string" calcext:value-type="string">
            <text:p>Rape<text:span text:style-name="T1">3</text:span></text:p>
          </table:table-cell>
          <table:table-cell office:value-type="float" office:value="5376" calcext:value-type="float">
            <text:p>5.376</text:p>
          </table:table-cell>
          <table:table-cell office:value-type="float" office:value="12794" calcext:value-type="float">
            <text:p>12.794</text:p>
          </table:table-cell>
          <table:table-cell table:formula="of:=([.$E$7]/[.E12])*100" office:value-type="float" office:value="4.25967261904762" calcext:value-type="float">
            <text:p>4,260</text:p>
          </table:table-cell>
          <table:table-cell table:formula="of:=([.$F$7]/[.F12])*100" office:value-type="float" office:value="3.52508988588401" calcext:value-type="float">
            <text:p>3,525</text:p>
          </table:table-cell>
          <table:table-cell/>
          <table:table-cell table:formula="of:=[.H12]-[.G12]" office:value-type="float" office:value="-0.734582733163612" calcext:value-type="float">
            <text:p>-0,735</text:p>
          </table:table-cell>
          <table:table-cell table:formula="of:=IF([.J12]&gt;0;&quot;black&quot;;&quot;white&quot;)" office:value-type="string" office:string-value="white" calcext:value-type="string">
            <text:p>white</text:p>
          </table:table-cell>
          <table:table-cell/>
          <table:table-cell table:formula="of:=IF([.K12]=&quot;white&quot;;1;0)" office:value-type="float" office:value="1" calcext:value-type="float">
            <text:p>1</text:p>
          </table:table-cell>
          <table:table-cell table:formula="of:=IF([.K12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obbery</text:p>
          </table:table-cell>
          <table:table-cell office:value-type="float" office:value="36187" calcext:value-type="float">
            <text:p>36.187</text:p>
          </table:table-cell>
          <table:table-cell office:value-type="float" office:value="29025" calcext:value-type="float">
            <text:p>29.025</text:p>
          </table:table-cell>
          <table:table-cell table:formula="of:=([.$E$7]/[.E13])*100" office:value-type="float" office:value="0.632823942299721" calcext:value-type="float">
            <text:p>0,633</text:p>
          </table:table-cell>
          <table:table-cell table:formula="of:=([.$F$7]/[.F13])*100" office:value-type="float" office:value="1.55383290267011" calcext:value-type="float">
            <text:p>1,554</text:p>
          </table:table-cell>
          <table:table-cell/>
          <table:table-cell table:formula="of:=[.H13]-[.G13]" office:value-type="float" office:value="0.921008960370391" calcext:value-type="float">
            <text:p>0,921</text:p>
          </table:table-cell>
          <table:table-cell table:formula="of:=IF([.J13]&gt;0;&quot;black&quot;;&quot;white&quot;)" office:value-type="string" office:string-value="black" calcext:value-type="string">
            <text:p>black</text:p>
          </table:table-cell>
          <table:table-cell/>
          <table:table-cell table:formula="of:=IF([.K13]=&quot;white&quot;;1;0)" office:value-type="float" office:value="0" calcext:value-type="float">
            <text:p>0</text:p>
          </table:table-cell>
          <table:table-cell table:formula="of:=IF([.K13]=&quot;black&quot;;1;0)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ggravated assault</text:p>
          </table:table-cell>
          <table:table-cell office:value-type="float" office:value="100393" calcext:value-type="float">
            <text:p>100.393</text:p>
          </table:table-cell>
          <table:table-cell office:value-type="float" office:value="184527" calcext:value-type="float">
            <text:p>184.527</text:p>
          </table:table-cell>
          <table:table-cell table:formula="of:=([.$E$7]/[.E14])*100" office:value-type="float" office:value="0.228103553036566" calcext:value-type="float">
            <text:p>0,228</text:p>
          </table:table-cell>
          <table:table-cell table:formula="of:=([.$F$7]/[.F14])*100" office:value-type="float" office:value="0.244408677320934" calcext:value-type="float">
            <text:p>0,244</text:p>
          </table:table-cell>
          <table:table-cell/>
          <table:table-cell table:formula="of:=[.H14]-[.G14]" office:value-type="float" office:value="0.0163051242843677" calcext:value-type="float">
            <text:p>0,016</text:p>
          </table:table-cell>
          <table:table-cell table:formula="of:=IF([.J14]&gt;0;&quot;black&quot;;&quot;white&quot;)" office:value-type="string" office:string-value="black" calcext:value-type="string">
            <text:p>black</text:p>
          </table:table-cell>
          <table:table-cell/>
          <table:table-cell table:formula="of:=IF([.K14]=&quot;white&quot;;1;0)" office:value-type="float" office:value="0" calcext:value-type="float">
            <text:p>0</text:p>
          </table:table-cell>
          <table:table-cell table:formula="of:=IF([.K14]=&quot;black&quot;;1;0)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urglary</text:p>
          </table:table-cell>
          <table:table-cell office:value-type="float" office:value="39617" calcext:value-type="float">
            <text:p>39.617</text:p>
          </table:table-cell>
          <table:table-cell office:value-type="float" office:value="91581" calcext:value-type="float">
            <text:p>91.581</text:p>
          </table:table-cell>
          <table:table-cell table:formula="of:=([.$E$7]/[.E15])*100" office:value-type="float" office:value="0.578034682080925" calcext:value-type="float">
            <text:p>0,578</text:p>
          </table:table-cell>
          <table:table-cell table:formula="of:=([.$F$7]/[.F15])*100" office:value-type="float" office:value="0.492460226466188" calcext:value-type="float">
            <text:p>0,492</text:p>
          </table:table-cell>
          <table:table-cell/>
          <table:table-cell table:formula="of:=[.H15]-[.G15]" office:value-type="float" office:value="-0.0855744556147364" calcext:value-type="float">
            <text:p>-0,086</text:p>
          </table:table-cell>
          <table:table-cell table:formula="of:=IF([.J15]&gt;0;&quot;black&quot;;&quot;white&quot;)" office:value-type="string" office:string-value="white" calcext:value-type="string">
            <text:p>white</text:p>
          </table:table-cell>
          <table:table-cell/>
          <table:table-cell table:formula="of:=IF([.K15]=&quot;white&quot;;1;0)" office:value-type="float" office:value="1" calcext:value-type="float">
            <text:p>1</text:p>
          </table:table-cell>
          <table:table-cell table:formula="of:=IF([.K15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rceny-theft</text:p>
          </table:table-cell>
          <table:table-cell office:value-type="float" office:value="201086" calcext:value-type="float">
            <text:p>201.086</text:p>
          </table:table-cell>
          <table:table-cell office:value-type="float" office:value="448193" calcext:value-type="float">
            <text:p>448.193</text:p>
          </table:table-cell>
          <table:table-cell table:formula="of:=([.$E$7]/[.E16])*100" office:value-type="float" office:value="0.11388162278826" calcext:value-type="float">
            <text:p>0,114</text:p>
          </table:table-cell>
          <table:table-cell table:formula="of:=([.$F$7]/[.F16])*100" office:value-type="float" office:value="0.100626292690872" calcext:value-type="float">
            <text:p>0,101</text:p>
          </table:table-cell>
          <table:table-cell/>
          <table:table-cell table:formula="of:=[.H16]-[.G16]" office:value-type="float" office:value="-0.0132553300973877" calcext:value-type="float">
            <text:p>-0,013</text:p>
          </table:table-cell>
          <table:table-cell table:formula="of:=IF([.J16]&gt;0;&quot;black&quot;;&quot;white&quot;)" office:value-type="string" office:string-value="white" calcext:value-type="string">
            <text:p>white</text:p>
          </table:table-cell>
          <table:table-cell/>
          <table:table-cell table:formula="of:=IF([.K16]=&quot;white&quot;;1;0)" office:value-type="float" office:value="1" calcext:value-type="float">
            <text:p>1</text:p>
          </table:table-cell>
          <table:table-cell table:formula="of:=IF([.K16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Motor vehicle theft</text:p>
          </table:table-cell>
          <table:table-cell office:value-type="float" office:value="22305" calcext:value-type="float">
            <text:p>22.305</text:p>
          </table:table-cell>
          <table:table-cell office:value-type="float" office:value="44512" calcext:value-type="float">
            <text:p>44.512</text:p>
          </table:table-cell>
          <table:table-cell table:formula="of:=([.$E$7]/[.E17])*100" office:value-type="float" office:value="1.02667563326608" calcext:value-type="float">
            <text:p>1,027</text:p>
          </table:table-cell>
          <table:table-cell table:formula="of:=([.$F$7]/[.F17])*100" office:value-type="float" office:value="1.0132099209202" calcext:value-type="float">
            <text:p>1,013</text:p>
          </table:table-cell>
          <table:table-cell/>
          <table:table-cell table:formula="of:=[.H17]-[.G17]" office:value-type="float" office:value="-0.0134657123458823" calcext:value-type="float">
            <text:p>-0,013</text:p>
          </table:table-cell>
          <table:table-cell table:formula="of:=IF([.J17]&gt;0;&quot;black&quot;;&quot;white&quot;)" office:value-type="string" office:string-value="white" calcext:value-type="string">
            <text:p>white</text:p>
          </table:table-cell>
          <table:table-cell/>
          <table:table-cell table:formula="of:=IF([.K17]=&quot;white&quot;;1;0)" office:value-type="float" office:value="1" calcext:value-type="float">
            <text:p>1</text:p>
          </table:table-cell>
          <table:table-cell table:formula="of:=IF([.K17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rson</text:p>
          </table:table-cell>
          <table:table-cell office:value-type="float" office:value="1740" calcext:value-type="float">
            <text:p>1.740</text:p>
          </table:table-cell>
          <table:table-cell office:value-type="float" office:value="4938" calcext:value-type="float">
            <text:p>4.938</text:p>
          </table:table-cell>
          <table:table-cell table:formula="of:=([.$E$7]/[.E18])*100" office:value-type="float" office:value="13.1609195402299" calcext:value-type="float">
            <text:p>13,161</text:p>
          </table:table-cell>
          <table:table-cell table:formula="of:=([.$F$7]/[.F18])*100" office:value-type="float" office:value="9.13325232887809" calcext:value-type="float">
            <text:p>9,133</text:p>
          </table:table-cell>
          <table:table-cell/>
          <table:table-cell table:formula="of:=[.H18]-[.G18]" office:value-type="float" office:value="-4.0276672113518" calcext:value-type="float">
            <text:p>-4,028</text:p>
          </table:table-cell>
          <table:table-cell table:formula="of:=IF([.J18]&gt;0;&quot;black&quot;;&quot;white&quot;)" office:value-type="string" office:string-value="white" calcext:value-type="string">
            <text:p>white</text:p>
          </table:table-cell>
          <table:table-cell/>
          <table:table-cell table:formula="of:=IF([.K18]=&quot;white&quot;;1;0)" office:value-type="float" office:value="1" calcext:value-type="float">
            <text:p>1</text:p>
          </table:table-cell>
          <table:table-cell table:formula="of:=IF([.K18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Violent crime<text:span text:style-name="T1">4</text:span></text:p>
          </table:table-cell>
          <table:table-cell table:style-name="ce7" office:value-type="float" office:value="146734" calcext:value-type="float">
            <text:p>146.734</text:p>
          </table:table-cell>
          <table:table-cell table:style-name="ce7" office:value-type="float" office:value="230299" calcext:value-type="float">
            <text:p>230.299</text:p>
          </table:table-cell>
          <table:table-cell table:formula="of:=([.$E$7]/[.E19])*100" office:value-type="float" office:value="0.156064715744136" calcext:value-type="float">
            <text:p>0,156</text:p>
          </table:table-cell>
          <table:table-cell table:formula="of:=([.$F$7]/[.F19])*100" office:value-type="float" office:value="0.195832374434974" calcext:value-type="float">
            <text:p>0,196</text:p>
          </table:table-cell>
          <table:table-cell/>
          <table:table-cell table:formula="of:=[.H19]-[.G19]" office:value-type="float" office:value="0.039767658690838" calcext:value-type="float">
            <text:p>0,040</text:p>
          </table:table-cell>
          <table:table-cell table:formula="of:=IF([.J19]&gt;0;&quot;black&quot;;&quot;white&quot;)" office:value-type="string" office:string-value="black" calcext:value-type="string">
            <text:p>black</text:p>
          </table:table-cell>
          <table:table-cell/>
          <table:table-cell table:formula="of:=IF([.K19]=&quot;white&quot;;1;0)" office:value-type="float" office:value="0" calcext:value-type="float">
            <text:p>0</text:p>
          </table:table-cell>
          <table:table-cell table:formula="of:=IF([.K19]=&quot;black&quot;;1;0)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Property crime<text:span text:style-name="T1">4</text:span></text:p>
          </table:table-cell>
          <table:table-cell table:style-name="ce7" office:value-type="float" office:value="264748" calcext:value-type="float">
            <text:p>264.748</text:p>
          </table:table-cell>
          <table:table-cell table:style-name="ce7" office:value-type="float" office:value="589224" calcext:value-type="float">
            <text:p>589.224</text:p>
          </table:table-cell>
          <table:table-cell table:formula="of:=([.$E$7]/[.E20])*100" office:value-type="float" office:value="0.0864973484218955" calcext:value-type="float">
            <text:p>0,086</text:p>
          </table:table-cell>
          <table:table-cell table:formula="of:=([.$F$7]/[.F20])*100" office:value-type="float" office:value="0.0765413493000964" calcext:value-type="float">
            <text:p>0,077</text:p>
          </table:table-cell>
          <table:table-cell/>
          <table:table-cell table:formula="of:=[.H20]-[.G20]" office:value-type="float" office:value="-0.00995599912179913" calcext:value-type="float">
            <text:p>-0,010</text:p>
          </table:table-cell>
          <table:table-cell table:formula="of:=IF([.J20]&gt;0;&quot;black&quot;;&quot;white&quot;)" office:value-type="string" office:string-value="white" calcext:value-type="string">
            <text:p>white</text:p>
          </table:table-cell>
          <table:table-cell/>
          <table:table-cell table:formula="of:=IF([.K20]=&quot;white&quot;;1;0)" office:value-type="float" office:value="1" calcext:value-type="float">
            <text:p>1</text:p>
          </table:table-cell>
          <table:table-cell table:formula="of:=IF([.K20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ther assaults</text:p>
          </table:table-cell>
          <table:table-cell office:value-type="float" office:value="254360" calcext:value-type="float">
            <text:p>254.360</text:p>
          </table:table-cell>
          <table:table-cell office:value-type="float" office:value="512025" calcext:value-type="float">
            <text:p>512.025</text:p>
          </table:table-cell>
          <table:table-cell table:formula="of:=([.$E$7]/[.E21])*100" office:value-type="float" office:value="0.0900298789117786" calcext:value-type="float">
            <text:p>0,090</text:p>
          </table:table-cell>
          <table:table-cell table:formula="of:=([.$F$7]/[.F21])*100" office:value-type="float" office:value="0.088081636638836" calcext:value-type="float">
            <text:p>0,088</text:p>
          </table:table-cell>
          <table:table-cell/>
          <table:table-cell table:formula="of:=[.H21]-[.G21]" office:value-type="float" office:value="-0.00194824227294259" calcext:value-type="float">
            <text:p>-0,002</text:p>
          </table:table-cell>
          <table:table-cell table:formula="of:=IF([.J21]&gt;0;&quot;black&quot;;&quot;white&quot;)" office:value-type="string" office:string-value="white" calcext:value-type="string">
            <text:p>white</text:p>
          </table:table-cell>
          <table:table-cell/>
          <table:table-cell table:formula="of:=IF([.K21]=&quot;white&quot;;1;0)" office:value-type="float" office:value="1" calcext:value-type="float">
            <text:p>1</text:p>
          </table:table-cell>
          <table:table-cell table:formula="of:=IF([.K21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orgery and counterfeiting</text:p>
          </table:table-cell>
          <table:table-cell office:value-type="float" office:value="11637" calcext:value-type="float">
            <text:p>11.637</text:p>
          </table:table-cell>
          <table:table-cell office:value-type="float" office:value="25140" calcext:value-type="float">
            <text:p>25.140</text:p>
          </table:table-cell>
          <table:table-cell table:formula="of:=([.$E$7]/[.E22])*100" office:value-type="float" office:value="1.96786113259431" calcext:value-type="float">
            <text:p>1,968</text:p>
          </table:table-cell>
          <table:table-cell table:formula="of:=([.$F$7]/[.F22])*100" office:value-type="float" office:value="1.793953858393" calcext:value-type="float">
            <text:p>1,794</text:p>
          </table:table-cell>
          <table:table-cell/>
          <table:table-cell table:formula="of:=[.H22]-[.G22]" office:value-type="float" office:value="-0.173907274201312" calcext:value-type="float">
            <text:p>-0,174</text:p>
          </table:table-cell>
          <table:table-cell table:formula="of:=IF([.J22]&gt;0;&quot;black&quot;;&quot;white&quot;)" office:value-type="string" office:string-value="white" calcext:value-type="string">
            <text:p>white</text:p>
          </table:table-cell>
          <table:table-cell/>
          <table:table-cell table:formula="of:=IF([.K22]=&quot;white&quot;;1;0)" office:value-type="float" office:value="1" calcext:value-type="float">
            <text:p>1</text:p>
          </table:table-cell>
          <table:table-cell table:formula="of:=IF([.K22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raud</text:p>
          </table:table-cell>
          <table:table-cell office:value-type="float" office:value="28387" calcext:value-type="float">
            <text:p>28.387</text:p>
          </table:table-cell>
          <table:table-cell office:value-type="float" office:value="58572" calcext:value-type="float">
            <text:p>58.572</text:p>
          </table:table-cell>
          <table:table-cell table:formula="of:=([.$E$7]/[.E23])*100" office:value-type="float" office:value="0.806707295593053" calcext:value-type="float">
            <text:p>0,807</text:p>
          </table:table-cell>
          <table:table-cell table:formula="of:=([.$F$7]/[.F23])*100" office:value-type="float" office:value="0.769992487878167" calcext:value-type="float">
            <text:p>0,770</text:p>
          </table:table-cell>
          <table:table-cell/>
          <table:table-cell table:formula="of:=[.H23]-[.G23]" office:value-type="float" office:value="-0.0367148077148862" calcext:value-type="float">
            <text:p>-0,037</text:p>
          </table:table-cell>
          <table:table-cell table:formula="of:=IF([.J23]&gt;0;&quot;black&quot;;&quot;white&quot;)" office:value-type="string" office:string-value="white" calcext:value-type="string">
            <text:p>white</text:p>
          </table:table-cell>
          <table:table-cell/>
          <table:table-cell table:formula="of:=IF([.K23]=&quot;white&quot;;1;0)" office:value-type="float" office:value="1" calcext:value-type="float">
            <text:p>1</text:p>
          </table:table-cell>
          <table:table-cell table:formula="of:=IF([.K23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mbezzlement</text:p>
          </table:table-cell>
          <table:table-cell office:value-type="float" office:value="3955" calcext:value-type="float">
            <text:p>3.955</text:p>
          </table:table-cell>
          <table:table-cell office:value-type="float" office:value="6923" calcext:value-type="float">
            <text:p>6.923</text:p>
          </table:table-cell>
          <table:table-cell table:formula="of:=([.$E$7]/[.E24])*100" office:value-type="float" office:value="5.79013906447535" calcext:value-type="float">
            <text:p>5,790</text:p>
          </table:table-cell>
          <table:table-cell table:formula="of:=([.$F$7]/[.F24])*100" office:value-type="float" office:value="6.51451682796476" calcext:value-type="float">
            <text:p>6,515</text:p>
          </table:table-cell>
          <table:table-cell/>
          <table:table-cell table:formula="of:=[.H24]-[.G24]" office:value-type="float" office:value="0.724377763489408" calcext:value-type="float">
            <text:p>0,724</text:p>
          </table:table-cell>
          <table:table-cell table:formula="of:=IF([.J24]&gt;0;&quot;black&quot;;&quot;white&quot;)" office:value-type="string" office:string-value="black" calcext:value-type="string">
            <text:p>black</text:p>
          </table:table-cell>
          <table:table-cell/>
          <table:table-cell table:formula="of:=IF([.K24]=&quot;white&quot;;1;0)" office:value-type="float" office:value="0" calcext:value-type="float">
            <text:p>0</text:p>
          </table:table-cell>
          <table:table-cell table:formula="of:=IF([.K24]=&quot;black&quot;;1;0)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tolen property; buying, receiving, possessing</text:p>
          </table:table-cell>
          <table:table-cell office:value-type="float" office:value="23661" calcext:value-type="float">
            <text:p>23.661</text:p>
          </table:table-cell>
          <table:table-cell office:value-type="float" office:value="44179" calcext:value-type="float">
            <text:p>44.179</text:p>
          </table:table-cell>
          <table:table-cell table:formula="of:=([.$E$7]/[.E25])*100" office:value-type="float" office:value="0.96783736951101" calcext:value-type="float">
            <text:p>0,968</text:p>
          </table:table-cell>
          <table:table-cell table:formula="of:=([.$F$7]/[.F25])*100" office:value-type="float" office:value="1.02084700875982" calcext:value-type="float">
            <text:p>1,021</text:p>
          </table:table-cell>
          <table:table-cell/>
          <table:table-cell table:formula="of:=[.H25]-[.G25]" office:value-type="float" office:value="0.0530096392488084" calcext:value-type="float">
            <text:p>0,053</text:p>
          </table:table-cell>
          <table:table-cell table:formula="of:=IF([.J25]&gt;0;&quot;black&quot;;&quot;white&quot;)" office:value-type="string" office:string-value="black" calcext:value-type="string">
            <text:p>black</text:p>
          </table:table-cell>
          <table:table-cell/>
          <table:table-cell table:formula="of:=IF([.K25]=&quot;white&quot;;1;0)" office:value-type="float" office:value="0" calcext:value-type="float">
            <text:p>0</text:p>
          </table:table-cell>
          <table:table-cell table:formula="of:=IF([.K25]=&quot;black&quot;;1;0)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andalism</text:p>
          </table:table-cell>
          <table:table-cell office:value-type="float" office:value="38887" calcext:value-type="float">
            <text:p>38.887</text:p>
          </table:table-cell>
          <table:table-cell office:value-type="float" office:value="91176" calcext:value-type="float">
            <text:p>91.176</text:p>
          </table:table-cell>
          <table:table-cell table:formula="of:=([.$E$7]/[.E26])*100" office:value-type="float" office:value="0.588885745879086" calcext:value-type="float">
            <text:p>0,589</text:p>
          </table:table-cell>
          <table:table-cell table:formula="of:=([.$F$7]/[.F26])*100" office:value-type="float" office:value="0.494647714310784" calcext:value-type="float">
            <text:p>0,495</text:p>
          </table:table-cell>
          <table:table-cell/>
          <table:table-cell table:formula="of:=[.H26]-[.G26]" office:value-type="float" office:value="-0.094238031568302" calcext:value-type="float">
            <text:p>-0,094</text:p>
          </table:table-cell>
          <table:table-cell table:formula="of:=IF([.J26]&gt;0;&quot;black&quot;;&quot;white&quot;)" office:value-type="string" office:string-value="white" calcext:value-type="string">
            <text:p>white</text:p>
          </table:table-cell>
          <table:table-cell/>
          <table:table-cell table:formula="of:=IF([.K26]=&quot;white&quot;;1;0)" office:value-type="float" office:value="1" calcext:value-type="float">
            <text:p>1</text:p>
          </table:table-cell>
          <table:table-cell table:formula="of:=IF([.K26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Weapons; carrying, possessing, etc.</text:p>
          </table:table-cell>
          <table:table-cell office:value-type="float" office:value="54715" calcext:value-type="float">
            <text:p>54.715</text:p>
          </table:table-cell>
          <table:table-cell office:value-type="float" office:value="68756" calcext:value-type="float">
            <text:p>68.756</text:p>
          </table:table-cell>
          <table:table-cell table:formula="of:=([.$E$7]/[.E27])*100" office:value-type="float" office:value="0.418532395138445" calcext:value-type="float">
            <text:p>0,419</text:p>
          </table:table-cell>
          <table:table-cell table:formula="of:=([.$F$7]/[.F27])*100" office:value-type="float" office:value="0.655942754086916" calcext:value-type="float">
            <text:p>0,656</text:p>
          </table:table-cell>
          <table:table-cell/>
          <table:table-cell table:formula="of:=[.H27]-[.G27]" office:value-type="float" office:value="0.237410358948471" calcext:value-type="float">
            <text:p>0,237</text:p>
          </table:table-cell>
          <table:table-cell table:formula="of:=IF([.J27]&gt;0;&quot;black&quot;;&quot;white&quot;)" office:value-type="string" office:string-value="black" calcext:value-type="string">
            <text:p>black</text:p>
          </table:table-cell>
          <table:table-cell/>
          <table:table-cell table:formula="of:=IF([.K27]=&quot;white&quot;;1;0)" office:value-type="float" office:value="0" calcext:value-type="float">
            <text:p>0</text:p>
          </table:table-cell>
          <table:table-cell table:formula="of:=IF([.K27]=&quot;black&quot;;1;0)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rostitution and commercialized vice</text:p>
          </table:table-cell>
          <table:table-cell office:value-type="float" office:value="9109" calcext:value-type="float">
            <text:p>9.109</text:p>
          </table:table-cell>
          <table:table-cell office:value-type="float" office:value="12928" calcext:value-type="float">
            <text:p>12.928</text:p>
          </table:table-cell>
          <table:table-cell table:formula="of:=([.$E$7]/[.E28])*100" office:value-type="float" office:value="2.5139971456801" calcext:value-type="float">
            <text:p>2,514</text:p>
          </table:table-cell>
          <table:table-cell table:formula="of:=([.$F$7]/[.F28])*100" office:value-type="float" office:value="3.48855198019802" calcext:value-type="float">
            <text:p>3,489</text:p>
          </table:table-cell>
          <table:table-cell/>
          <table:table-cell table:formula="of:=[.H28]-[.G28]" office:value-type="float" office:value="0.974554834517924" calcext:value-type="float">
            <text:p>0,975</text:p>
          </table:table-cell>
          <table:table-cell table:formula="of:=IF([.J28]&gt;0;&quot;black&quot;;&quot;white&quot;)" office:value-type="string" office:string-value="black" calcext:value-type="string">
            <text:p>black</text:p>
          </table:table-cell>
          <table:table-cell/>
          <table:table-cell table:formula="of:=IF([.K28]=&quot;white&quot;;1;0)" office:value-type="float" office:value="0" calcext:value-type="float">
            <text:p>0</text:p>
          </table:table-cell>
          <table:table-cell table:formula="of:=IF([.K28]=&quot;black&quot;;1;0)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ex offenses (except rape and prostitution)</text:p>
          </table:table-cell>
          <table:table-cell office:value-type="float" office:value="8403" calcext:value-type="float">
            <text:p>8.403</text:p>
          </table:table-cell>
          <table:table-cell office:value-type="float" office:value="25338" calcext:value-type="float">
            <text:p>25.338</text:p>
          </table:table-cell>
          <table:table-cell table:formula="of:=([.$E$7]/[.E29])*100" office:value-type="float" office:value="2.72521718433893" calcext:value-type="float">
            <text:p>2,725</text:p>
          </table:table-cell>
          <table:table-cell table:formula="of:=([.$F$7]/[.F29])*100" office:value-type="float" office:value="1.77993527508091" calcext:value-type="float">
            <text:p>1,780</text:p>
          </table:table-cell>
          <table:table-cell/>
          <table:table-cell table:formula="of:=[.H29]-[.G29]" office:value-type="float" office:value="-0.945281909258021" calcext:value-type="float">
            <text:p>-0,945</text:p>
          </table:table-cell>
          <table:table-cell table:formula="of:=IF([.J29]&gt;0;&quot;black&quot;;&quot;white&quot;)" office:value-type="string" office:string-value="white" calcext:value-type="string">
            <text:p>white</text:p>
          </table:table-cell>
          <table:table-cell/>
          <table:table-cell table:formula="of:=IF([.K29]=&quot;white&quot;;1;0)" office:value-type="float" office:value="1" calcext:value-type="float">
            <text:p>1</text:p>
          </table:table-cell>
          <table:table-cell table:formula="of:=IF([.K29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rug abuse violations</text:p>
          </table:table-cell>
          <table:table-cell office:value-type="float" office:value="333113" calcext:value-type="float">
            <text:p>333.113</text:p>
          </table:table-cell>
          <table:table-cell office:value-type="float" office:value="871295" calcext:value-type="float">
            <text:p>871.295</text:p>
          </table:table-cell>
          <table:table-cell table:formula="of:=([.$E$7]/[.E30])*100" office:value-type="float" office:value="0.0687454407363267" calcext:value-type="float">
            <text:p>0,069</text:p>
          </table:table-cell>
          <table:table-cell table:formula="of:=([.$F$7]/[.F30])*100" office:value-type="float" office:value="0.0517620323770939" calcext:value-type="float">
            <text:p>0,052</text:p>
          </table:table-cell>
          <table:table-cell/>
          <table:table-cell table:formula="of:=[.H30]-[.G30]" office:value-type="float" office:value="-0.0169834083592329" calcext:value-type="float">
            <text:p>-0,017</text:p>
          </table:table-cell>
          <table:table-cell table:formula="of:=IF([.J30]&gt;0;&quot;black&quot;;&quot;white&quot;)" office:value-type="string" office:string-value="white" calcext:value-type="string">
            <text:p>white</text:p>
          </table:table-cell>
          <table:table-cell/>
          <table:table-cell table:formula="of:=IF([.K30]=&quot;white&quot;;1;0)" office:value-type="float" office:value="1" calcext:value-type="float">
            <text:p>1</text:p>
          </table:table-cell>
          <table:table-cell table:formula="of:=IF([.K30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ambling</text:p>
          </table:table-cell>
          <table:table-cell office:value-type="float" office:value="1198" calcext:value-type="float">
            <text:p>1.198</text:p>
          </table:table-cell>
          <table:table-cell office:value-type="float" office:value="1000" calcext:value-type="float">
            <text:p>1.000</text:p>
          </table:table-cell>
          <table:table-cell table:formula="of:=([.$E$7]/[.E31])*100" office:value-type="float" office:value="19.1151919866444" calcext:value-type="float">
            <text:p>19,115</text:p>
          </table:table-cell>
          <table:table-cell table:formula="of:=([.$F$7]/[.F31])*100" office:value-type="float" office:value="45.1" calcext:value-type="float">
            <text:p>45,100</text:p>
          </table:table-cell>
          <table:table-cell/>
          <table:table-cell table:formula="of:=[.H31]-[.G31]" office:value-type="float" office:value="25.9848080133556" calcext:value-type="float">
            <text:p>25,985</text:p>
          </table:table-cell>
          <table:table-cell table:formula="of:=IF([.J31]&gt;0;&quot;black&quot;;&quot;white&quot;)" office:value-type="string" office:string-value="black" calcext:value-type="string">
            <text:p>black</text:p>
          </table:table-cell>
          <table:table-cell/>
          <table:table-cell table:formula="of:=IF([.K31]=&quot;white&quot;;1;0)" office:value-type="float" office:value="0" calcext:value-type="float">
            <text:p>0</text:p>
          </table:table-cell>
          <table:table-cell table:formula="of:=IF([.K31]=&quot;black&quot;;1;0)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ffenses against the family and children</text:p>
          </table:table-cell>
          <table:table-cell office:value-type="float" office:value="18530" calcext:value-type="float">
            <text:p>18.530</text:p>
          </table:table-cell>
          <table:table-cell office:value-type="float" office:value="43371" calcext:value-type="float">
            <text:p>43.371</text:p>
          </table:table-cell>
          <table:table-cell table:formula="of:=([.$E$7]/[.E32])*100" office:value-type="float" office:value="1.23583378305451" calcext:value-type="float">
            <text:p>1,236</text:p>
          </table:table-cell>
          <table:table-cell table:formula="of:=([.$F$7]/[.F32])*100" office:value-type="float" office:value="1.03986534781305" calcext:value-type="float">
            <text:p>1,040</text:p>
          </table:table-cell>
          <table:table-cell/>
          <table:table-cell table:formula="of:=[.H32]-[.G32]" office:value-type="float" office:value="-0.195968435241451" calcext:value-type="float">
            <text:p>-0,196</text:p>
          </table:table-cell>
          <table:table-cell table:formula="of:=IF([.J32]&gt;0;&quot;black&quot;;&quot;white&quot;)" office:value-type="string" office:string-value="white" calcext:value-type="string">
            <text:p>white</text:p>
          </table:table-cell>
          <table:table-cell/>
          <table:table-cell table:formula="of:=IF([.K32]=&quot;white&quot;;1;0)" office:value-type="float" office:value="1" calcext:value-type="float">
            <text:p>1</text:p>
          </table:table-cell>
          <table:table-cell table:formula="of:=IF([.K32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riving under the influence</text:p>
          </table:table-cell>
          <table:table-cell office:value-type="float" office:value="108703" calcext:value-type="float">
            <text:p>108.703</text:p>
          </table:table-cell>
          <table:table-cell office:value-type="float" office:value="597919" calcext:value-type="float">
            <text:p>597.919</text:p>
          </table:table-cell>
          <table:table-cell table:formula="of:=([.$E$7]/[.E33])*100" office:value-type="float" office:value="0.210665758994692" calcext:value-type="float">
            <text:p>0,211</text:p>
          </table:table-cell>
          <table:table-cell table:formula="of:=([.$F$7]/[.F33])*100" office:value-type="float" office:value="0.0754282770743194" calcext:value-type="float">
            <text:p>0,075</text:p>
          </table:table-cell>
          <table:table-cell/>
          <table:table-cell table:formula="of:=[.H33]-[.G33]" office:value-type="float" office:value="-0.135237481920373" calcext:value-type="float">
            <text:p>-0,135</text:p>
          </table:table-cell>
          <table:table-cell table:formula="of:=IF([.J33]&gt;0;&quot;black&quot;;&quot;white&quot;)" office:value-type="string" office:string-value="white" calcext:value-type="string">
            <text:p>white</text:p>
          </table:table-cell>
          <table:table-cell/>
          <table:table-cell table:formula="of:=IF([.K33]=&quot;white&quot;;1;0)" office:value-type="float" office:value="1" calcext:value-type="float">
            <text:p>1</text:p>
          </table:table-cell>
          <table:table-cell table:formula="of:=IF([.K33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iquor laws</text:p>
          </table:table-cell>
          <table:table-cell office:value-type="float" office:value="18743" calcext:value-type="float">
            <text:p>18.743</text:p>
          </table:table-cell>
          <table:table-cell office:value-type="float" office:value="100687" calcext:value-type="float">
            <text:p>100.687</text:p>
          </table:table-cell>
          <table:table-cell table:formula="of:=([.$E$7]/[.E34])*100" office:value-type="float" office:value="1.22178946806808" calcext:value-type="float">
            <text:p>1,222</text:p>
          </table:table-cell>
          <table:table-cell table:formula="of:=([.$F$7]/[.F34])*100" office:value-type="float" office:value="0.44792277056621" calcext:value-type="float">
            <text:p>0,448</text:p>
          </table:table-cell>
          <table:table-cell/>
          <table:table-cell table:formula="of:=[.H34]-[.G34]" office:value-type="float" office:value="-0.773866697501869" calcext:value-type="float">
            <text:p>-0,774</text:p>
          </table:table-cell>
          <table:table-cell table:formula="of:=IF([.J34]&gt;0;&quot;black&quot;;&quot;white&quot;)" office:value-type="string" office:string-value="white" calcext:value-type="string">
            <text:p>white</text:p>
          </table:table-cell>
          <table:table-cell/>
          <table:table-cell table:formula="of:=IF([.K34]=&quot;white&quot;;1;0)" office:value-type="float" office:value="1" calcext:value-type="float">
            <text:p>1</text:p>
          </table:table-cell>
          <table:table-cell table:formula="of:=IF([.K34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runkenness</text:p>
          </table:table-cell>
          <table:table-cell office:value-type="float" office:value="37781" calcext:value-type="float">
            <text:p>37.781</text:p>
          </table:table-cell>
          <table:table-cell office:value-type="float" office:value="193042" calcext:value-type="float">
            <text:p>193.042</text:p>
          </table:table-cell>
          <table:table-cell table:formula="of:=([.$E$7]/[.E35])*100" office:value-type="float" office:value="0.606124771710648" calcext:value-type="float">
            <text:p>0,606</text:p>
          </table:table-cell>
          <table:table-cell table:formula="of:=([.$F$7]/[.F35])*100" office:value-type="float" office:value="0.23362791516872" calcext:value-type="float">
            <text:p>0,234</text:p>
          </table:table-cell>
          <table:table-cell/>
          <table:table-cell table:formula="of:=[.H35]-[.G35]" office:value-type="float" office:value="-0.372496856541928" calcext:value-type="float">
            <text:p>-0,372</text:p>
          </table:table-cell>
          <table:table-cell table:formula="of:=IF([.J35]&gt;0;&quot;black&quot;;&quot;white&quot;)" office:value-type="string" office:string-value="white" calcext:value-type="string">
            <text:p>white</text:p>
          </table:table-cell>
          <table:table-cell/>
          <table:table-cell table:formula="of:=IF([.K35]=&quot;white&quot;;1;0)" office:value-type="float" office:value="1" calcext:value-type="float">
            <text:p>1</text:p>
          </table:table-cell>
          <table:table-cell table:formula="of:=IF([.K35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isorderly conduct</text:p>
          </table:table-cell>
          <table:table-cell office:value-type="float" office:value="78192" calcext:value-type="float">
            <text:p>78.192</text:p>
          </table:table-cell>
          <table:table-cell office:value-type="float" office:value="158533" calcext:value-type="float">
            <text:p>158.533</text:p>
          </table:table-cell>
          <table:table-cell table:formula="of:=([.$E$7]/[.E36])*100" office:value-type="float" office:value="0.292868835686515" calcext:value-type="float">
            <text:p>0,293</text:p>
          </table:table-cell>
          <table:table-cell table:formula="of:=([.$F$7]/[.F36])*100" office:value-type="float" office:value="0.284483356777453" calcext:value-type="float">
            <text:p>0,284</text:p>
          </table:table-cell>
          <table:table-cell/>
          <table:table-cell table:formula="of:=[.H36]-[.G36]" office:value-type="float" office:value="-0.00838547890906194" calcext:value-type="float">
            <text:p>-0,008</text:p>
          </table:table-cell>
          <table:table-cell table:formula="of:=IF([.J36]&gt;0;&quot;black&quot;;&quot;white&quot;)" office:value-type="string" office:string-value="white" calcext:value-type="string">
            <text:p>white</text:p>
          </table:table-cell>
          <table:table-cell/>
          <table:table-cell table:formula="of:=IF([.K36]=&quot;white&quot;;1;0)" office:value-type="float" office:value="1" calcext:value-type="float">
            <text:p>1</text:p>
          </table:table-cell>
          <table:table-cell table:formula="of:=IF([.K36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agrancy</text:p>
          </table:table-cell>
          <table:table-cell office:value-type="float" office:value="4458" calcext:value-type="float">
            <text:p>4.458</text:p>
          </table:table-cell>
          <table:table-cell office:value-type="float" office:value="12823" calcext:value-type="float">
            <text:p>12.823</text:p>
          </table:table-cell>
          <table:table-cell table:formula="of:=([.$E$7]/[.E37])*100" office:value-type="float" office:value="5.13683266038582" calcext:value-type="float">
            <text:p>5,137</text:p>
          </table:table-cell>
          <table:table-cell table:formula="of:=([.$F$7]/[.F37])*100" office:value-type="float" office:value="3.51711767917024" calcext:value-type="float">
            <text:p>3,517</text:p>
          </table:table-cell>
          <table:table-cell/>
          <table:table-cell table:formula="of:=[.H37]-[.G37]" office:value-type="float" office:value="-1.61971498121558" calcext:value-type="float">
            <text:p>-1,620</text:p>
          </table:table-cell>
          <table:table-cell table:formula="of:=IF([.J37]&gt;0;&quot;black&quot;;&quot;white&quot;)" office:value-type="string" office:string-value="white" calcext:value-type="string">
            <text:p>white</text:p>
          </table:table-cell>
          <table:table-cell/>
          <table:table-cell table:formula="of:=IF([.K37]=&quot;white&quot;;1;0)" office:value-type="float" office:value="1" calcext:value-type="float">
            <text:p>1</text:p>
          </table:table-cell>
          <table:table-cell table:formula="of:=IF([.K37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ll other offenses (except traffic)</text:p>
          </table:table-cell>
          <table:table-cell office:value-type="float" office:value="663086" calcext:value-type="float">
            <text:p>663.086</text:p>
          </table:table-cell>
          <table:table-cell office:value-type="float" office:value="1666825" calcext:value-type="float">
            <text:p>1.666.825</text:p>
          </table:table-cell>
          <table:table-cell table:formula="of:=([.$E$7]/[.E38])*100" office:value-type="float" office:value="0.0345354901174207" calcext:value-type="float">
            <text:p>0,035</text:p>
          </table:table-cell>
          <table:table-cell table:formula="of:=([.$F$7]/[.F38])*100" office:value-type="float" office:value="0.0270574295441933" calcext:value-type="float">
            <text:p>0,027</text:p>
          </table:table-cell>
          <table:table-cell/>
          <table:table-cell table:formula="of:=[.H38]-[.G38]" office:value-type="float" office:value="-0.00747806057322737" calcext:value-type="float">
            <text:p>-0,007</text:p>
          </table:table-cell>
          <table:table-cell table:formula="of:=IF([.J38]&gt;0;&quot;black&quot;;&quot;white&quot;)" office:value-type="string" office:string-value="white" calcext:value-type="string">
            <text:p>white</text:p>
          </table:table-cell>
          <table:table-cell/>
          <table:table-cell table:formula="of:=IF([.K38]=&quot;white&quot;;1;0)" office:value-type="float" office:value="1" calcext:value-type="float">
            <text:p>1</text:p>
          </table:table-cell>
          <table:table-cell table:formula="of:=IF([.K38]=&quot;black&quot;;1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uspicion</text:p>
          </table:table-cell>
          <table:table-cell office:value-type="float" office:value="129" calcext:value-type="float">
            <text:p>129</text:p>
          </table:table-cell>
          <table:table-cell office:value-type="float" office:value="237" calcext:value-type="float">
            <text:p>237</text:p>
          </table:table-cell>
          <table:table-cell table:formula="of:=([.$E$7]/[.E39])*100" office:value-type="float" office:value="177.519379844961" calcext:value-type="float">
            <text:p>177,519</text:p>
          </table:table-cell>
          <table:table-cell table:formula="of:=([.$F$7]/[.F39])*100" office:value-type="float" office:value="190.295358649789" calcext:value-type="float">
            <text:p>190,295</text:p>
          </table:table-cell>
          <table:table-cell/>
          <table:table-cell table:formula="of:=[.H39]-[.G39]" office:value-type="float" office:value="12.7759788048278" calcext:value-type="float">
            <text:p>12,776</text:p>
          </table:table-cell>
          <table:table-cell table:formula="of:=IF([.J39]&gt;0;&quot;black&quot;;&quot;white&quot;)" office:value-type="string" office:string-value="black" calcext:value-type="string">
            <text:p>black</text:p>
          </table:table-cell>
          <table:table-cell/>
          <table:table-cell table:formula="of:=IF([.K39]=&quot;white&quot;;1;0)" office:value-type="float" office:value="0" calcext:value-type="float">
            <text:p>0</text:p>
          </table:table-cell>
          <table:table-cell table:formula="of:=IF([.K39]=&quot;black&quot;;1;0)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urfew and loitering law violations</text:p>
          </table:table-cell>
          <table:table-cell office:value-type="float" office:value="6852" calcext:value-type="float">
            <text:p>6.852</text:p>
          </table:table-cell>
          <table:table-cell office:value-type="float" office:value="9362" calcext:value-type="float">
            <text:p>9.362</text:p>
          </table:table-cell>
          <table:table-cell table:formula="of:=([.$E$7]/[.E40])*100" office:value-type="float" office:value="3.3420899007589" calcext:value-type="float">
            <text:p>3,342</text:p>
          </table:table-cell>
          <table:table-cell table:formula="of:=([.$F$7]/[.F40])*100" office:value-type="float" office:value="4.81734672078616" calcext:value-type="float">
            <text:p>4,817</text:p>
          </table:table-cell>
          <table:table-cell/>
          <table:table-cell table:formula="of:=[.H40]-[.G40]" office:value-type="float" office:value="1.47525682002725" calcext:value-type="float">
            <text:p>1,475</text:p>
          </table:table-cell>
          <table:table-cell table:formula="of:=IF([.J40]&gt;0;&quot;black&quot;;&quot;white&quot;)" office:value-type="string" office:string-value="black" calcext:value-type="string">
            <text:p>black</text:p>
          </table:table-cell>
          <table:table-cell/>
          <table:table-cell table:formula="of:=IF([.K40]=&quot;white&quot;;1;0)" office:value-type="float" office:value="0" calcext:value-type="float">
            <text:p>0</text:p>
          </table:table-cell>
          <table:table-cell table:formula="of:=IF([.K40]=&quot;black&quot;;1;0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office:value-type="string" calcext:value-type="string">
            <text:p>Summe Bevorzugungen</text:p>
          </table:table-cell>
          <table:table-cell table:formula="of:=SUM([.M10:.M40])" office:value-type="float" office:value="20" calcext:value-type="float">
            <text:p>20</text:p>
          </table:table-cell>
          <table:table-cell table:formula="of:=SUM([.N10:.N40])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">
      <number:number number:decimal-places="1" loext:min-decimal-places="1" number:min-integer-digits="1"/>
      <number:text> </number:text>
    </number:number-style>
    <number:number-style style:name="N124">
      <number:number number:decimal-places="1" loext:min-decimal-places="1" number:min-integer-digits="0"/>
      <number:text> </number:text>
    </number:number-style>
    <number:number-style style:name="N125">
      <number:number number:decimal-places="0" loext:min-decimal-places="0" number:min-integer-digits="1" number:grouping="true"/>
      <number:text> </number:text>
    </number:number-style>
    <number:number-style style:name="N126">
      <number:number number:decimal-places="1" loext:min-decimal-places="1" number:min-integer-digits="0"/>
    </number:number-style>
    <number:number-style style:name="N127">
      <number:number number:decimal-places="1" loext:min-decimal-places="1" number:min-integer-digits="0"/>
      <number:text>     </number:text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1" loext:min-decimal-places="1" number:min-integer-digits="0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1" loext:min-decimal-places="1" number:min-integer-digits="0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 number:title="Benutzerdefiniert">
      <number:number number:decimal-places="1" loext:min-decimal-places="1" number:min-integer-digits="1"/>
    </number:number-style>
    <number:number-style style:name="N132">
      <number:number number:decimal-places="1" loext:min-decimal-places="1" number:min-integer-digits="1" number:grouping="true"/>
    </number:number-style>
    <number:number-style style:name="N133">
      <number:number number:decimal-places="3" loext:min-decimal-places="3" number:min-integer-digits="1"/>
    </number:number-style>
    <number:date-style style:name="N10107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8" number:language="de" number:country="AT">
      <number:month number:textual="true"/>
      <number:text>.</number:text>
      <number:year/>
    </number:date-style>
    <number:time-style style:name="N10109" number:language="de" number:country="AT">
      <number:hours/>
      <number:text>:</number:text>
      <number:minutes number:style="long"/>
      <number:text> </number:text>
      <number:am-pm/>
    </number:time-style>
    <number:time-style style:name="N10110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2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4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5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17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0T09:52:45.721053094</meta:creation-date>
    <dc:date>2020-06-10T10:20:04.968500597</dc:date>
    <meta:editing-duration>PT2M38S</meta:editing-duration>
    <meta:editing-cycles>1</meta:editing-cycles>
    <meta:document-statistic meta:table-count="1" meta:cell-count="295" meta:object-count="0"/>
    <meta:generator>LibreOffice/6.3.6.2$Linux_X86_64 LibreOffice_project/30$Build-2</meta:generator>
  </office:meta>
</office:document-meta>
</file>